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Query_Number.setKeys( List &lt; ? extends Number &gt; 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Query_Comparab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183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dexQuery_Comparable.ge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Query_Numb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Query_Comparable.setKeys( List &lt; ? extends Comparable &gt; 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Query_Number.ge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